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525" officeooo:paragraph-rsid="000dc525"/>
    </style:style>
    <style:style style:name="P2" style:family="paragraph" style:parent-style-name="Standard">
      <style:text-properties officeooo:paragraph-rsid="000dc5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adb shell top -d 1 -o PID,%MEM,RES | grep $(adb shell ps -A | grep graph_googlenet_pipeline | awk '{print $2}')</text:p>
      <text:p text:style-name="Standard">10172 <text:s text:c="2"/>2.0 <text:s/>78M</text:p>
      <text:p text:style-name="Standard">10172 <text:s text:c="2"/>2.1 <text:s/>80M</text:p>
      <text:p text:style-name="Standard">10172 <text:s text:c="2"/>3.6 135M</text:p>
      <text:p text:style-name="Standard">10172 <text:s text:c="2"/>3.6 138M</text:p>
      <text:p text:style-name="Standard">10172 <text:s text:c="2"/>3.6 138M</text:p>
      <text:p text:style-name="Standard">10172 <text:s text:c="2"/>3.6 138M</text:p>
      <text:p text:style-name="Standard">10172 <text:s text:c="2"/>3.6 138M</text:p>
      <text:p text:style-name="Standard">10172 <text:s text:c="2"/>3.6 138M</text:p>
      <text:p text:style-name="Standard">10172 <text:s text:c="2"/>3.6 138M</text:p>
      <text:p text:style-name="Standard">10172 <text:s text:c="2"/>3.6 138M</text:p>
      <text:p text:style-name="Standard">10172 <text:s text:c="2"/>3.6 138M</text:p>
      <text:p text:style-name="Standard">10172 <text:s text:c="2"/>3.6 138M</text:p>
      <text:p text:style-name="Standard">10172 <text:s text:c="2"/>3.6 138M</text:p>
      <text:p text:style-name="Standard">10172 <text:s text:c="2"/>4.2 160M</text:p>
      <text:p text:style-name="Standard">10172 <text:s text:c="2"/>5.6 211M</text:p>
      <text:p text:style-name="Standard">10172 <text:s text:c="2"/>5.6 211M</text:p>
      <text:p text:style-name="Standard">10172 <text:s text:c="2"/>5.6 211M</text:p>
      <text:p text:style-name="Standard">10172 <text:s text:c="2"/>5.6 211M</text:p>
      <text:p text:style-name="Standard">10172 <text:s text:c="2"/>5.5 207M</text:p>
      <text:p text:style-name="Standard">^C</text:p>
      <text:p text:style-name="Standard"/>
      <text:p text:style-name="Standard"/>
      <text:p text:style-name="P1">and could use this:<text:line-break/>adb shell top -d 1 | grep $(adb shell ps -A | grep graph_googlenet_pipeline | awk '{print $2}')</text:p>
      <text:p text:style-name="P1"/>
      <text:p text:style-name="P1"/>
      <text:p text:style-name="Standard">(base) ehsan@ehsan-Swift-SF514-55T:~/UvA/ARMCL/Rock-Pi/CO-UP-Profiling/Profiling/ParaPipe$ while true; do adb shell dumpsys meminfo $(adb shell ps -A | grep graph_googlenet_pipeline | awk '{print $2}') | grep TOTAL; sleep 1; done</text:p>
      <text:p text:style-name="Standard"><text:s text:c="8"/>TOTAL <text:s text:c="3"/>58848 <text:s text:c="3"/>26864 <text:s text:c="3"/>31924 <text:s text:c="7"/>0 <text:s text:c="7"/>0 <text:s text:c="7"/>0 <text:s text:c="7"/>0</text:p>
      <text:p text:style-name="Standard"><text:s text:c="15"/>TOTAL: <text:s text:c="3"/>58848 <text:s text:c="6"/>TOTAL SWAP PSS: <text:s text:c="7"/>0</text:p>
      <text:p text:style-name="Standard"><text:s text:c="8"/>TOTAL <text:s text:c="3"/>62192 <text:s text:c="3"/>30208 <text:s text:c="3"/>31924 <text:s text:c="7"/>0 <text:s text:c="7"/>0 <text:s text:c="7"/>0 <text:s text:c="7"/>0</text:p>
      <text:p text:style-name="Standard"><text:s text:c="15"/>TOTAL: <text:s text:c="3"/>62192 <text:s text:c="6"/>TOTAL SWAP PSS: <text:s text:c="7"/>0</text:p>
      <text:p text:style-name="Standard"><text:s text:c="8"/>TOTAL <text:s text:c="3"/>64724 <text:s text:c="3"/>32680 <text:s text:c="3"/>31984 <text:s text:c="7"/>0 <text:s text:c="7"/>0 <text:s text:c="7"/>0 <text:s text:c="7"/>0</text:p>
      <text:p text:style-name="Standard"><text:s text:c="15"/>TOTAL: <text:s text:c="3"/>64724 <text:s text:c="6"/>TOTAL SWAP PSS: <text:s text:c="7"/>0</text:p>
      <text:p text:style-name="Standard"><text:s text:c="8"/>TOTAL <text:s text:c="3"/>70084 <text:s text:c="3"/>37976 <text:s text:c="3"/>32048 <text:s text:c="7"/>0 <text:s text:c="7"/>0 <text:s text:c="7"/>0 <text:s text:c="7"/>0</text:p>
      <text:p text:style-name="Standard"><text:s text:c="15"/>TOTAL: <text:s text:c="3"/>70084 <text:s text:c="6"/>TOTAL SWAP PSS: <text:s text:c="7"/>0</text:p>
      <text:p text:style-name="Standard"><text:s text:c="8"/>TOTAL <text:s text:c="3"/>73600 <text:s text:c="3"/>41492 <text:s text:c="3"/>32048 <text:s text:c="7"/>0 <text:s text:c="7"/>0 <text:s text:c="7"/>0 <text:s text:c="7"/>0</text:p>
      <text:p text:style-name="Standard"><text:s text:c="15"/>TOTAL: <text:s text:c="3"/>73600 <text:s text:c="6"/>TOTAL SWAP PSS: <text:s text:c="7"/>0</text:p>
      <text:p text:style-name="Standard"><text:s text:c="8"/>TOTAL <text:s text:c="3"/>75480 <text:s text:c="3"/>43372 <text:s text:c="3"/>32048 <text:s text:c="7"/>0 <text:s text:c="7"/>0 <text:s text:c="7"/>0 <text:s text:c="7"/>0</text:p>
      <text:p text:style-name="Standard"><text:s text:c="15"/>TOTAL: <text:s text:c="3"/>75480 <text:s text:c="6"/>TOTAL SWAP PSS: <text:s text:c="7"/>0</text:p>
      <text:p text:style-name="Standard"><text:s text:c="8"/>TOTAL <text:s text:c="2"/>113156 <text:s text:c="3"/>80600 <text:s text:c="3"/>32496 <text:s text:c="7"/>0 <text:s text:c="7"/>0 <text:s text:c="7"/>0 <text:s text:c="7"/>0</text:p>
      <text:p text:style-name="Standard"><text:s text:c="15"/>TOTAL: <text:s text:c="2"/>113156 <text:s text:c="6"/>TOTAL SWAP PSS: <text:s text:c="7"/>0</text:p>
      <text:p text:style-name="Standard"><text:s text:c="8"/>TOTAL <text:s text:c="2"/>113159 <text:s text:c="3"/>80604 <text:s text:c="3"/>32496 <text:s text:c="7"/>0 <text:s text:c="7"/>0 <text:s text:c="7"/>0 <text:s text:c="7"/>0</text:p>
      <text:p text:style-name="Standard"><text:s text:c="15"/>TOTAL: <text:s text:c="2"/>113159 <text:s text:c="6"/>TOTAL SWAP PSS: <text:s text:c="7"/>0</text:p>
      <text:p text:style-name="Standard"><text:s text:c="8"/>TOTAL <text:s text:c="2"/>113160 <text:s text:c="3"/>80604 <text:s text:c="3"/>32496 <text:s text:c="7"/>0 <text:s text:c="7"/>0 <text:s text:c="7"/>0 <text:s text:c="7"/>0</text:p>
      <text:p text:style-name="Standard"><text:s text:c="15"/>TOTAL: <text:s text:c="2"/>113160 <text:s text:c="6"/>TOTAL SWAP PSS: <text:s text:c="7"/>0</text:p>
      <text:p text:style-name="Standard"><text:s text:c="8"/>TOTAL <text:s text:c="2"/>113160 <text:s text:c="3"/>80604 <text:s text:c="3"/>32496 <text:s text:c="7"/>0 <text:s text:c="7"/>0 <text:s text:c="7"/>0 <text:s text:c="7"/>0</text:p>
      <text:p text:style-name="Standard"><text:s text:c="15"/>TOTAL: <text:s text:c="2"/>113160 <text:s text:c="6"/>TOTAL SWAP PSS: <text:s text:c="7"/>0</text:p>
      <text:p text:style-name="Standard"><text:s text:c="8"/>TOTAL <text:s text:c="2"/>113160 <text:s text:c="3"/>80604 <text:s text:c="3"/>32496 <text:s text:c="7"/>0 <text:s text:c="7"/>0 <text:s text:c="7"/>0 <text:s text:c="7"/>0</text:p>
      <text:p text:style-name="Standard"><text:soft-page-break/><text:s text:c="15"/>TOTAL: <text:s text:c="2"/>113160 <text:s text:c="6"/>TOTAL SWAP PSS: <text:s text:c="7"/>0</text:p>
      <text:p text:style-name="Standard"><text:s text:c="8"/>TOTAL <text:s text:c="2"/>113159 <text:s text:c="3"/>80604 <text:s text:c="3"/>32496 <text:s text:c="7"/>0 <text:s text:c="7"/>0 <text:s text:c="7"/>0 <text:s text:c="7"/>0</text:p>
      <text:p text:style-name="Standard"><text:s text:c="15"/>TOTAL: <text:s text:c="2"/>113159 <text:s text:c="6"/>TOTAL SWAP PSS: <text:s text:c="7"/>0</text:p>
      <text:p text:style-name="Standard"><text:s text:c="8"/>TOTAL <text:s text:c="2"/>113160 <text:s text:c="3"/>80604 <text:s text:c="3"/>32496 <text:s text:c="7"/>0 <text:s text:c="7"/>0 <text:s text:c="7"/>0 <text:s text:c="7"/>0</text:p>
      <text:p text:style-name="Standard"><text:s text:c="15"/>TOTAL: <text:s text:c="2"/>113160 <text:s text:c="6"/>TOTAL SWAP PSS: <text:s text:c="7"/>0</text:p>
      <text:p text:style-name="Standard"><text:s text:c="8"/>TOTAL <text:s text:c="2"/>113160 <text:s text:c="3"/>80604 <text:s text:c="3"/>32496 <text:s text:c="7"/>0 <text:s text:c="7"/>0 <text:s text:c="7"/>0 <text:s text:c="7"/>0</text:p>
      <text:p text:style-name="Standard"><text:s text:c="15"/>TOTAL: <text:s text:c="2"/>113160 <text:s text:c="6"/>TOTAL SWAP PSS: <text:s text:c="7"/>0</text:p>
      <text:p text:style-name="Standard"><text:s text:c="8"/>TOTAL <text:s text:c="2"/>113159 <text:s text:c="3"/>80604 <text:s text:c="3"/>32496 <text:s text:c="7"/>0 <text:s text:c="7"/>0 <text:s text:c="7"/>0 <text:s text:c="7"/>0</text:p>
      <text:p text:style-name="Standard"><text:s text:c="15"/>TOTAL: <text:s text:c="2"/>113159 <text:s text:c="6"/>TOTAL SWAP PSS: <text:s text:c="7"/>0</text:p>
      <text:p text:style-name="Standard"><text:s text:c="8"/>TOTAL <text:s text:c="2"/>129283 <text:s text:c="3"/>96728 <text:s text:c="3"/>32496 <text:s text:c="7"/>0 <text:s text:c="7"/>0 <text:s text:c="7"/>0 <text:s text:c="7"/>0</text:p>
      <text:p text:style-name="Standard"><text:s text:c="15"/>TOTAL: <text:s text:c="2"/>129283 <text:s text:c="6"/>TOTAL SWAP PSS: <text:s text:c="7"/>0</text:p>
      <text:p text:style-name="Standard"><text:s text:c="8"/>TOTAL <text:s text:c="2"/>175648 <text:s text:c="2"/>143028 <text:s text:c="3"/>32560 <text:s text:c="7"/>0 <text:s text:c="7"/>0 <text:s text:c="7"/>0 <text:s text:c="7"/>0</text:p>
      <text:p text:style-name="Standard"><text:s text:c="15"/>TOTAL: <text:s text:c="2"/>175648 <text:s text:c="6"/>TOTAL SWAP PSS: <text:s text:c="7"/>0</text:p>
      <text:p text:style-name="Standard"><text:s text:c="8"/>TOTAL <text:s text:c="2"/>175648 <text:s text:c="2"/>143028 <text:s text:c="3"/>32560 <text:s text:c="7"/>0 <text:s text:c="7"/>0 <text:s text:c="7"/>0 <text:s text:c="7"/>0</text:p>
      <text:p text:style-name="Standard"><text:s text:c="15"/>TOTAL: <text:s text:c="2"/>175648 <text:s text:c="6"/>TOTAL SWAP PSS: <text:s text:c="7"/>0</text:p>
      <text:p text:style-name="Standard"><text:s text:c="8"/>TOTAL <text:s text:c="2"/>175648 <text:s text:c="2"/>143028 <text:s text:c="3"/>32560 <text:s text:c="7"/>0 <text:s text:c="7"/>0 <text:s text:c="7"/>0 <text:s text:c="7"/>0</text:p>
      <text:p text:style-name="Standard"><text:s text:c="15"/>TOTAL: <text:s text:c="2"/>175648 <text:s text:c="6"/>TOTAL SWAP PSS: <text:s text:c="7"/>0</text:p>
      <text:p text:style-name="Standard"><text:s text:c="8"/>TOTAL <text:s text:c="2"/>175620 <text:s text:c="2"/>143000 <text:s text:c="3"/>32560 <text:s text:c="7"/>0 <text:s text:c="7"/>0 <text:s text:c="7"/>0 <text:s text:c="7"/>0</text:p>
      <text:p text:style-name="Standard"><text:s text:c="15"/>TOTAL: <text:s text:c="2"/>175620 <text:s text:c="6"/>TOTAL SWAP PSS: <text:s text:c="7"/>0</text:p>
      <text:p text:style-name="Standard"><text:s text:c="8"/>TOTAL <text:s text:c="2"/>175616 <text:s text:c="2"/>142996 <text:s text:c="3"/>32560 <text:s text:c="7"/>0 <text:s text:c="7"/>0 <text:s text:c="7"/>0 <text:s text:c="7"/>0</text:p>
      <text:p text:style-name="Standard"><text:s text:c="15"/>TOTAL: <text:s text:c="2"/>175616 <text:s text:c="6"/>TOTAL SWAP PSS: <text:s text:c="7"/>0</text:p>
      <text:p text:style-name="Standard">^C</text:p>
      <text:p text:style-name="Standard">(base) ehsan@ehsan-Swift-SF514-55T:~/UvA/ARMCL/Rock-Pi/CO-UP-Profiling/Profiling/ParaPipe$ while true; do adb shell cat /proc/$(adb shell ps -A | grep graph_googlenet_pipeline | awk '{print $2}')/status | grep VmRSS; sleep 1; done</text:p>
      <text:p text:style-name="Standard">cat: /proc//status: No such file or directory</text:p>
      <text:p text:style-name="Standard">cat: /proc//status: No such file or directory</text:p>
      <text:p text:style-name="Standard">cat: /proc//status: No such file or directory</text:p>
      <text:p text:style-name="Standard">cat: /proc//status: No such file or directory</text:p>
      <text:p text:style-name="Standard">cat: /proc//status: No such file or directory</text:p>
      <text:p text:style-name="Standard">cat: /proc//status: No such file or directory</text:p>
      <text:p text:style-name="Standard">cat: /proc//status: No such file or directory</text:p>
      <text:p text:style-name="Standard">cat: /proc//status: No such file or directory</text:p>
      <text:p text:style-name="Standard">cat: /proc//status: No such file or directory</text:p>
      <text:p text:style-name="Standard">cat: /proc//status: No such file or directory</text:p>
      <text:p text:style-name="Standard">cat: /proc//status: No such file or directory</text:p>
      <text:p text:style-name="Standard">cat: /proc//status: No such file or directory</text:p>
      <text:p text:style-name="Standard">VmRSS:<text:tab/> <text:s text:c="2"/>54832 kB</text:p>
      <text:p text:style-name="Standard">VmRSS:<text:tab/> <text:s text:c="2"/>58532 kB</text:p>
      <text:p text:style-name="Standard">VmRSS:<text:tab/> <text:s text:c="2"/>61044 kB</text:p>
      <text:p text:style-name="Standard">VmRSS:<text:tab/> <text:s text:c="2"/>66052 kB</text:p>
      <text:p text:style-name="Standard">VmRSS:<text:tab/> <text:s text:c="2"/>69004 kB</text:p>
      <text:p text:style-name="Standard">VmRSS:<text:tab/> <text:s text:c="2"/>70804 kB</text:p>
      <text:p text:style-name="Standard">VmRSS:<text:tab/> <text:s text:c="2"/>75020 kB</text:p>
      <text:p text:style-name="Standard">VmRSS:<text:tab/> <text:s text:c="2"/>78960 kB</text:p>
      <text:p text:style-name="Standard">VmRSS:<text:tab/> <text:s text:c="2"/>82472 kB</text:p>
      <text:p text:style-name="Standard">VmRSS:<text:tab/> <text:s/>140992 kB</text:p>
      <text:p text:style-name="Standard">VmRSS:<text:tab/> <text:s/>140992 kB</text:p>
      <text:p text:style-name="Standard">VmRSS:<text:tab/> <text:s/>140992 kB</text:p>
      <text:p text:style-name="Standard">VmRSS:<text:tab/> <text:s/>140992 kB</text:p>
      <text:p text:style-name="Standard">VmRSS:<text:tab/> <text:s/>140992 kB</text:p>
      <text:p text:style-name="Standard">VmRSS:<text:tab/> <text:s/>140992 kB</text:p>
      <text:p text:style-name="Standard"><text:soft-page-break/>VmRSS:<text:tab/> <text:s/>140992 kB</text:p>
      <text:p text:style-name="Standard">VmRSS:<text:tab/> <text:s/>140992 kB</text:p>
      <text:p text:style-name="Standard">VmRSS:<text:tab/> <text:s/>140992 kB</text:p>
      <text:p text:style-name="Standard">VmRSS:<text:tab/> <text:s/>140992 kB</text:p>
      <text:p text:style-name="Standard">VmRSS:<text:tab/> <text:s/>215980 kB</text:p>
      <text:p text:style-name="Standard">VmRSS:<text:tab/> <text:s/>215980 kB</text:p>
      <text:p text:style-name="Standard">VmRSS:<text:tab/> <text:s/>215980 kB</text:p>
      <text:p text:style-name="Standard">VmRSS:<text:tab/> <text:s/>216036 kB</text:p>
      <text:p text:style-name="Standard">VmRSS:<text:tab/> <text:s/>211992 kB</text:p>
      <text:p text:style-name="Standard">cat: /proc//status: No such file or directory</text:p>
      <text:p text:style-name="Standard">cat: /proc//status: No such file or directory</text:p>
      <text:p text:style-name="Standard">cat: /proc//status: No such file or directory</text:p>
      <text:p text:style-name="Standard"/>
      <text:p text:style-name="Standard">^C</text:p>
      <text:p text:style-name="Standard"/>
      <text:p text:style-name="Standard"/>
      <text:p text:style-name="Standard"/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4T23:21:44.274515001</meta:creation-date>
    <dc:date>2025-02-05T00:18:13.272199204</dc:date>
    <meta:editing-duration>PT3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107" meta:word-count="624" meta:character-count="4980" meta:non-whitespace-character-count="2804"/>
  </office:meta>
</office:document-meta>
</file>